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8B8000029C28D18FCB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2.77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fe7f5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4" style:family="table-cell" style:parent-style-name="Default">
      <style:text-properties style:font-name="Arial1"/>
    </style:style>
    <style:style style:name="ce5" style:family="table-cell" style:parent-style-name="Default">
      <style:table-cell-properties fo:background-color="#cfe7f5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" style:family="table-cell" style:parent-style-name="Default" style:data-style-name="N112"/>
    <style:style style:name="ce9" style:family="table-cell" style:parent-style-name="Default" style:data-style-name="N11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0" style:family="table-cell" style:parent-style-name="Default" style:data-style-name="N11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02cm solid #000000" fo:background-color="#cfe7f5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4" style:family="table-cell" style:parent-style-name="Default">
      <style:table-cell-properties fo:background-color="#ff9966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9" table:default-cell-style-name="Default"/>
        <table:table-row table:style-name="ro3">
          <table:table-cell table:style-name="ce1" office:value-type="string">
            <text:p>Distance (m)</text:p>
          </table:table-cell>
          <table:table-cell table:style-name="ce5" office:value-type="string">
            <text:p>Diamètre (mm)</text:p>
          </table:table-cell>
          <table:table-cell table:style-name="ce5" office:value-type="string">
            <text:p>P<text:span text:style-name="T1">R jour</text:span><text:span text:style-name="T2"> (mW)</text:span></text:p>
          </table:table-cell>
          <table:table-cell table:style-name="ce11" office:value-type="string">
            <text:p>P<text:span text:style-name="T1">R nuit</text:span><text:span text:style-name="T2"> (mW)</text:span></text:p>
          </table:table-cell>
          <table:table-cell>
            <draw:frame table:end-cell-address="Sheet1.L21" table:end-x="0.955cm" table:end-y="0.086cm" draw:z-index="0" draw:style-name="gr1" draw:text-style-name="P1" svg:width="15.999cm" svg:height="8.999cm" svg:x="0.763cm" svg:y="0.217cm">
              <draw:object draw:notify-on-update-of-ranges="Sheet1.A2:Sheet1.A9 Sheet1.B2:Sheet1.B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table:formula="of:=5 * (2/[.B2])^2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number-columns-repeated="7"/>
          <table:table-cell>
            <draw:frame table:end-cell-address="Sheet1.S14" table:end-x="1.329cm" table:end-y="0.394cm" draw:z-index="1" draw:name="Images 1" draw:style-name="gr2" draw:text-style-name="P1" svg:width="16.02cm" svg:height="5.541cm" svg:x="1.116cm" svg:y="0.272cm">
              <draw:image xlink:href="Pictures/20000007000078B8000029C28D18FCB5.svm" xlink:type="simple" xlink:show="embed" xlink:actuate="onLoad">
                <text:p/>
              </draw:image>
            </draw:frame>
          </table:table-cell>
          <table:table-cell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float" office:value="8">
            <text:p>8</text:p>
          </table:table-cell>
          <table:table-cell table:style-name="ce6" table:formula="of:=5 * (2/[.B3])^2" office:value-type="float" office:value="0.3125">
            <text:p>0,31</text:p>
          </table:table-cell>
          <table:table-cell table:style-name="ce12" table:formula="of:=5 * (7/[.B3])^2" office:value-type="float" office:value="3.828125">
            <text:p>3,83</text:p>
          </table:table-cell>
          <table:table-cell table:number-columns-repeated="9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table:formula="of:=5 * (2/[.B4])^2" office:value-type="float" office:value="0.0222222222222222">
            <text:p>0,02</text:p>
          </table:table-cell>
          <table:table-cell table:style-name="ce12" table:formula="of:=5 * (7/[.B4])^2" office:value-type="float" office:value="0.272222222222222">
            <text:p>0,27</text:p>
          </table:table-cell>
          <table:table-cell table:number-columns-repeated="9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6" office:value-type="float" office:value="40">
            <text:p>40</text:p>
          </table:table-cell>
          <table:table-cell table:style-name="ce6" table:formula="of:=5 * (2/[.B5])^2" office:value-type="float" office:value="0.0125">
            <text:p>0,01</text:p>
          </table:table-cell>
          <table:table-cell table:style-name="ce12" table:formula="of:=5 * (7/[.B5])^2" office:value-type="float" office:value="0.153125">
            <text:p>0,15</text:p>
          </table:table-cell>
          <table:table-cell table:number-columns-repeated="9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6" office:value-type="float" office:value="70">
            <text:p>70</text:p>
          </table:table-cell>
          <table:table-cell table:style-name="ce9" table:formula="of:=5 * (2/[.B6])^2" office:value-type="float" office:value="0.00408163265306122">
            <text:p>0,004</text:p>
          </table:table-cell>
          <table:table-cell table:style-name="ce12" table:formula="of:=5 * (7/[.B6])^2" office:value-type="float" office:value="0.05">
            <text:p>0,05</text:p>
          </table:table-cell>
          <table:table-cell table:number-columns-repeated="9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6" office:value-type="float" office:value="110">
            <text:p>110</text:p>
          </table:table-cell>
          <table:table-cell table:style-name="ce9" table:formula="of:=5 * (2/[.B7])^2" office:value-type="float" office:value="0.00165289256198347">
            <text:p>0,002</text:p>
          </table:table-cell>
          <table:table-cell table:style-name="ce12" table:formula="of:=5 * (7/[.B7])^2" office:value-type="float" office:value="0.0202479338842975">
            <text:p>0,02</text:p>
          </table:table-cell>
          <table:table-cell table:number-columns-repeated="9"/>
        </table:table-row>
        <table:table-row table:style-name="ro2">
          <table:table-cell table:style-name="ce2" office:value-type="float" office:value="150">
            <text:p>150</text:p>
          </table:table-cell>
          <table:table-cell table:style-name="ce6" office:value-type="float" office:value="150">
            <text:p>150</text:p>
          </table:table-cell>
          <table:table-cell table:style-name="ce9" table:formula="of:=5 * (2/[.B8])^2" office:value-type="float" office:value="0.000888888888888889">
            <text:p>0,001</text:p>
          </table:table-cell>
          <table:table-cell table:style-name="ce12" table:formula="of:=5 * (7/[.B8])^2" office:value-type="float" office:value="0.0108888888888889">
            <text:p>0,01</text:p>
          </table:table-cell>
          <table:table-cell table:number-columns-repeated="9"/>
        </table:table-row>
        <table:table-row table:style-name="ro2">
          <table:table-cell table:style-name="ce3" office:value-type="float" office:value="200">
            <text:p>200</text:p>
          </table:table-cell>
          <table:table-cell table:style-name="ce7" office:value-type="float" office:value="200">
            <text:p>200</text:p>
          </table:table-cell>
          <table:table-cell table:style-name="ce10" table:formula="of:=5 * (2/[.B9])^2" office:value-type="float" office:value="0.0005">
            <text:p>0,001</text:p>
          </table:table-cell>
          <table:table-cell table:style-name="ce13" table:formula="of:=5 * (7/[.B9])^2" office:value-type="float" office:value="0.006125">
            <text:p>0,01</text:p>
          </table:table-cell>
          <table:table-cell table:number-columns-repeated="9"/>
        </table:table-row>
        <table:table-row table:style-name="ro2" table:number-rows-repeated="13">
          <table:table-cell table:number-columns-repeated="13"/>
        </table:table-row>
        <table:table-row table:style-name="ro2">
          <table:table-cell office:value-type="string">
            <text:p>Pour une distance de 200m, il nous faut un diamètre de faisceau de 40 cm</text:p>
          </table:table-cell>
          <table:table-cell table:number-columns-repeated="12"/>
        </table:table-row>
        <table:table-row table:style-name="ro2">
          <table:table-cell office:value-type="string">
            <text:p>on prend D = 1 mm</text:p>
          </table:table-cell>
          <table:table-cell table:number-columns-repeated="12"/>
        </table:table-row>
        <table:table-row table:style-name="ro2">
          <table:table-cell table:style-name="ce4" office:value-type="string">
            <text:p>Θ = </text:p>
          </table:table-cell>
          <table:table-cell table:style-name="ce8" table:formula="of:=0.199/400" office:value-type="float" office:value="0.0004975">
            <text:p>0,00050</text:p>
          </table:table-cell>
          <table:table-cell/>
          <table:table-cell office:value-type="string">
            <text:p>On prend Θ = 5 * 10^-4 rad</text:p>
          </table:table-cell>
          <table:table-cell table:number-columns-repeated="2"/>
          <table:table-cell office:value-type="string">
            <text:p>Θvariable = </text:p>
          </table:table-cell>
          <table:table-cell table:formula="of:=5*10^(-4)" office:value-type="float" office:value="0.0005">
            <text:p>0</text:p>
          </table:table-cell>
          <table:table-cell/>
          <table:table-cell office:value-type="string">
            <text:p>Surface de l'oeil de jour = </text:p>
          </table:table-cell>
          <table:table-cell/>
          <table:table-cell table:formula="of:=3.1415*(2/2)^2" office:value-type="float" office:value="3.1415">
            <text:p>3,14</text:p>
          </table:table-cell>
          <table:table-cell office:value-type="string">
            <text:p><text:s/>mm^2</text:p>
          </table:table-cell>
        </table:table-row>
        <table:table-row table:style-name="ro3">
          <table:table-cell office:value-type="string">
            <text:p>Distance (m)</text:p>
          </table:table-cell>
          <table:table-cell office:value-type="string">
            <text:p>Diamètre (mm)</text:p>
          </table:table-cell>
          <table:table-cell office:value-type="string">
            <text:p>Surface mm^2</text:p>
          </table:table-cell>
          <table:table-cell office:value-type="string">
            <text:p>laser jour (%)</text:p>
          </table:table-cell>
          <table:table-cell office:value-type="string">
            <text:p>laser nuit (%)</text:p>
          </table:table-cell>
          <table:table-cell table:style-name="ce17" office:value-type="string">
            <text:p>P<text:span text:style-name="T1">R jour</text:span><text:span text:style-name="T2"> (mW)</text:span></text:p>
          </table:table-cell>
          <table:table-cell table:style-name="ce17" office:value-type="string">
            <text:p>P<text:span text:style-name="T1">R nuit</text:span><text:span text:style-name="T2"> (mW)</text:span></text:p>
          </table:table-cell>
          <table:table-cell table:number-columns-repeated="2"/>
          <table:table-cell office:value-type="string">
            <text:p>Surface de l'oeil de nuit = </text:p>
          </table:table-cell>
          <table:table-cell/>
          <table:table-cell table:formula="of:=3.1415*(7/2)^2" office:value-type="float" office:value="38.483375">
            <text:p>38,48</text:p>
          </table:table-cell>
          <table:table-cell office:value-type="string">
            <text:p><text:s/>mm^2</text:p>
          </table:table-cell>
        </table:table-row>
        <table:table-row table:style-name="ro2">
          <table:table-cell office:value-type="float" office:value="0.05">
            <text:p>0,05</text:p>
          </table:table-cell>
          <table:table-cell table:formula="of:=1+2*(10^3)*[.A27]*[.$H$25]" office:value-type="float" office:value="1.05">
            <text:p>1,05</text:p>
          </table:table-cell>
          <table:table-cell table:formula="of:=3.1415*([.B27]/2)^2" office:value-type="float" office:value="0.8658759375">
            <text:p>0,87</text:p>
          </table:table-cell>
          <table:table-cell table:number-columns-repeated="2" table:style-name="ce14" office:value-type="string">
            <text:p>dedans</text:p>
          </table:table-cell>
          <table:table-cell table:number-columns-repeated="2" table:style-name="ce14" office:value-type="float" office:value="5">
            <text:p>5</text:p>
          </table:table-cell>
          <table:table-cell table:number-columns-repeated="6"/>
        </table:table-row>
        <table:table-row table:style-name="ro2">
          <table:table-cell office:value-type="float" office:value="0.2">
            <text:p>0,2</text:p>
          </table:table-cell>
          <table:table-cell table:formula="of:=1+2*(10^3)*[.A28]*[.$H$25]" office:value-type="float" office:value="1.2">
            <text:p>1,2</text:p>
          </table:table-cell>
          <table:table-cell table:formula="of:=3.1415*([.B28]/2)^2" office:value-type="float" office:value="1.13094">
            <text:p>1,13</text:p>
          </table:table-cell>
          <table:table-cell table:number-columns-repeated="2" table:style-name="ce14" office:value-type="string">
            <text:p>dedans</text:p>
          </table:table-cell>
          <table:table-cell table:number-columns-repeated="2" table:style-name="ce14" office:value-type="float" office:value="5">
            <text:p>5</text:p>
          </table:table-cell>
          <table:table-cell table:number-columns-repeated="6"/>
        </table:table-row>
        <table:table-row table:style-name="ro2">
          <table:table-cell office:value-type="float" office:value="0.4">
            <text:p>0,4</text:p>
          </table:table-cell>
          <table:table-cell table:formula="of:=1+2*(10^3)*[.A29]*[.$H$25]" office:value-type="float" office:value="1.4">
            <text:p>1,4</text:p>
          </table:table-cell>
          <table:table-cell table:formula="of:=3.1415*([.B29]/2)^2" office:value-type="float" office:value="1.539335">
            <text:p>1,54</text:p>
          </table:table-cell>
          <table:table-cell table:number-columns-repeated="2" table:style-name="ce14" office:value-type="string">
            <text:p>dedans</text:p>
          </table:table-cell>
          <table:table-cell table:number-columns-repeated="2" table:style-name="ce14" office:value-type="float" office:value="5">
            <text:p>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table:formula="of:=1+2*(10^3)*[.A30]*[.$H$25]" office:value-type="float" office:value="2">
            <text:p>2</text:p>
          </table:table-cell>
          <table:table-cell table:formula="of:=3.1415*([.B30]/2)^2" office:value-type="float" office:value="3.1415">
            <text:p>3,14</text:p>
          </table:table-cell>
          <table:table-cell table:style-name="ce15" office:value-type="string">
            <text:p>égal</text:p>
          </table:table-cell>
          <table:table-cell table:style-name="ce14" office:value-type="string">
            <text:p>dedans</text:p>
          </table:table-cell>
          <table:table-cell table:style-name="ce15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table:formula="of:=1+2*(10^3)*[.A31]*[.$H$25]" office:value-type="float" office:value="3">
            <text:p>3</text:p>
          </table:table-cell>
          <table:table-cell table:formula="of:=3.1415*([.B31]/2)^2" office:value-type="float" office:value="7.068375">
            <text:p>7,07</text:p>
          </table:table-cell>
          <table:table-cell table:style-name="ce16" table:formula="of:=100*(1-([.C31]-[.$L$25])/[.C31])" office:value-type="float" office:value="44.4444444444444">
            <text:p>44,44</text:p>
          </table:table-cell>
          <table:table-cell table:style-name="ce14" office:value-type="string">
            <text:p>dedans</text:p>
          </table:table-cell>
          <table:table-cell table:style-name="ce16" table:formula="of:=5 * (2/[.B31])^2" office:value-type="float" office:value="2.22222222222222">
            <text:p>2,22</text:p>
          </table:table-cell>
          <table:table-cell table:style-name="ce14" office:value-type="float" office:value="5">
            <text:p>5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formula="of:=1+2*(10^3)*[.A32]*[.$H$25]" office:value-type="float" office:value="4">
            <text:p>4</text:p>
          </table:table-cell>
          <table:table-cell table:formula="of:=3.1415*([.B32]/2)^2" office:value-type="float" office:value="12.566">
            <text:p>12,57</text:p>
          </table:table-cell>
          <table:table-cell table:style-name="ce16" table:formula="of:=100*(1-([.C32]-[.$L$25])/[.C32])" office:value-type="float" office:value="25">
            <text:p>25</text:p>
          </table:table-cell>
          <table:table-cell table:style-name="ce14" office:value-type="string">
            <text:p>dedans</text:p>
          </table:table-cell>
          <table:table-cell table:style-name="ce16" table:formula="of:=5 * (2/[.B32])^2" office:value-type="float" office:value="1.25">
            <text:p>1,25</text:p>
          </table:table-cell>
          <table:table-cell table:style-name="ce14" office:value-type="float" office:value="5">
            <text:p>5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formula="of:=1+2*(10^3)*[.A33]*[.$H$25]" office:value-type="float" office:value="5">
            <text:p>5</text:p>
          </table:table-cell>
          <table:table-cell table:formula="of:=3.1415*([.B33]/2)^2" office:value-type="float" office:value="19.634375">
            <text:p>19,63</text:p>
          </table:table-cell>
          <table:table-cell table:style-name="ce16" table:formula="of:=100*(1-([.C33]-[.$L$25])/[.C33])" office:value-type="float" office:value="16">
            <text:p>16</text:p>
          </table:table-cell>
          <table:table-cell table:style-name="ce14" office:value-type="string">
            <text:p>dedans</text:p>
          </table:table-cell>
          <table:table-cell table:style-name="ce16" table:formula="of:=5 * (2/[.B33])^2" office:value-type="float" office:value="0.8">
            <text:p>0,8</text:p>
          </table:table-cell>
          <table:table-cell table:style-name="ce14" office:value-type="float" office:value="5">
            <text:p>5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formula="of:=1+2*(10^3)*[.A34]*[.$H$25]" office:value-type="float" office:value="7">
            <text:p>7</text:p>
          </table:table-cell>
          <table:table-cell table:formula="of:=3.1415*([.B34]/2)^2" office:value-type="float" office:value="38.483375">
            <text:p>38,48</text:p>
          </table:table-cell>
          <table:table-cell table:style-name="ce16" table:formula="of:=100*(1-([.C34]-[.$L$25])/[.C34])" office:value-type="float" office:value="8.16326530612245">
            <text:p>8,16</text:p>
          </table:table-cell>
          <table:table-cell table:style-name="ce15" office:value-type="string">
            <text:p>égal</text:p>
          </table:table-cell>
          <table:table-cell table:style-name="ce16" table:formula="of:=5 * (2/[.B34])^2" office:value-type="float" office:value="0.408163265306122">
            <text:p>0,41</text:p>
          </table:table-cell>
          <table:table-cell table:style-name="ce15" office:value-type="float" office:value="5">
            <text:p>5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formula="of:=1+2*(10^3)*[.A35]*[.$H$25]" office:value-type="float" office:value="11">
            <text:p>11</text:p>
          </table:table-cell>
          <table:table-cell table:formula="of:=3.1415*([.B35]/2)^2" office:value-type="float" office:value="95.030375">
            <text:p>95,03</text:p>
          </table:table-cell>
          <table:table-cell table:style-name="ce16" table:formula="of:=100*(1-([.C35]-[.$L$25])/[.C35])" office:value-type="float" office:value="3.30578512396693">
            <text:p>3,31</text:p>
          </table:table-cell>
          <table:table-cell table:style-name="ce16" table:formula="of:=100*(1-([.C35]-[.$L$26])/[.C35])" office:value-type="float" office:value="40.495867768595">
            <text:p>40,5</text:p>
          </table:table-cell>
          <table:table-cell table:style-name="ce16" table:formula="of:=5 * (2/[.B35])^2" office:value-type="float" office:value="0.165289256198347">
            <text:p>0,17</text:p>
          </table:table-cell>
          <table:table-cell table:style-name="ce16" table:formula="of:=5 * (7/[.B35])^2" office:value-type="float" office:value="2.02479338842975">
            <text:p>2,02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table:formula="of:=1+2*(10^3)*[.A36]*[.$H$25]" office:value-type="float" office:value="21">
            <text:p>21</text:p>
          </table:table-cell>
          <table:table-cell table:formula="of:=3.1415*([.B36]/2)^2" office:value-type="float" office:value="346.350375">
            <text:p>346,35</text:p>
          </table:table-cell>
          <table:table-cell table:style-name="ce16" table:formula="of:=100*(1-([.C36]-[.$L$25])/[.C36])" office:value-type="float" office:value="0.907029478458055">
            <text:p>0,91</text:p>
          </table:table-cell>
          <table:table-cell table:style-name="ce16" table:formula="of:=100*(1-([.C36]-[.$L$26])/[.C36])" office:value-type="float" office:value="11.1111111111111">
            <text:p>11,11</text:p>
          </table:table-cell>
          <table:table-cell table:style-name="ce16" table:formula="of:=5 * (2/[.B36])^2" office:value-type="float" office:value="0.0453514739229025">
            <text:p>0,05</text:p>
          </table:table-cell>
          <table:table-cell table:style-name="ce16" table:formula="of:=5 * (7/[.B36])^2" office:value-type="float" office:value="0.555555555555556">
            <text:p>0,56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 table:formula="of:=1+2*(10^3)*[.A37]*[.$H$25]" office:value-type="float" office:value="31">
            <text:p>31</text:p>
          </table:table-cell>
          <table:table-cell table:formula="of:=3.1415*([.B37]/2)^2" office:value-type="float" office:value="754.745375">
            <text:p>754,75</text:p>
          </table:table-cell>
          <table:table-cell table:style-name="ce16" table:formula="of:=100*(1-([.C37]-[.$L$25])/[.C37])" office:value-type="float" office:value="0.416233090530693">
            <text:p>0,42</text:p>
          </table:table-cell>
          <table:table-cell table:style-name="ce16" table:formula="of:=100*(1-([.C37]-[.$L$26])/[.C37])" office:value-type="float" office:value="5.09885535900104">
            <text:p>5,1</text:p>
          </table:table-cell>
          <table:table-cell table:style-name="ce16" table:formula="of:=5 * (2/[.B37])^2" office:value-type="float" office:value="0.0208116545265349">
            <text:p>0,02</text:p>
          </table:table-cell>
          <table:table-cell table:style-name="ce16" table:formula="of:=5 * (7/[.B37])^2" office:value-type="float" office:value="0.254942767950052">
            <text:p>0,25</text:p>
          </table:table-cell>
          <table:table-cell table:number-columns-repeated="6"/>
        </table:table-row>
        <table:table-row table:style-name="ro2">
          <table:table-cell office:value-type="float" office:value="50">
            <text:p>50</text:p>
          </table:table-cell>
          <table:table-cell table:formula="of:=1+2*(10^3)*[.A38]*[.$H$25]" office:value-type="float" office:value="51">
            <text:p>51</text:p>
          </table:table-cell>
          <table:table-cell table:formula="of:=3.1415*([.B38]/2)^2" office:value-type="float" office:value="2042.760375">
            <text:p>2042,76</text:p>
          </table:table-cell>
          <table:table-cell table:style-name="ce16" table:formula="of:=100*(1-([.C38]-[.$L$25])/[.C38])" office:value-type="float" office:value="0.153787004998074">
            <text:p>0,15</text:p>
          </table:table-cell>
          <table:table-cell table:style-name="ce16" table:formula="of:=100*(1-([.C38]-[.$L$26])/[.C38])" office:value-type="float" office:value="1.88389081122645">
            <text:p>1,88</text:p>
          </table:table-cell>
          <table:table-cell table:style-name="ce16" table:formula="of:=5 * (2/[.B38])^2" office:value-type="float" office:value="0.00768935024990388">
            <text:p>0,01</text:p>
          </table:table-cell>
          <table:table-cell table:style-name="ce16" table:formula="of:=5 * (7/[.B38])^2" office:value-type="float" office:value="0.0941945405613226">
            <text:p>0,09</text:p>
          </table:table-cell>
          <table:table-cell table:number-columns-repeated="6"/>
        </table:table-row>
        <table:table-row table:style-name="ro2">
          <table:table-cell office:value-type="float" office:value="75">
            <text:p>75</text:p>
          </table:table-cell>
          <table:table-cell table:formula="of:=1+2*(10^3)*[.A39]*[.$H$25]" office:value-type="float" office:value="76">
            <text:p>76</text:p>
          </table:table-cell>
          <table:table-cell table:formula="of:=3.1415*([.B39]/2)^2" office:value-type="float" office:value="4536.326">
            <text:p>4536,33</text:p>
          </table:table-cell>
          <table:table-cell table:style-name="ce16" table:formula="of:=100*(1-([.C39]-[.$L$25])/[.C39])" office:value-type="float" office:value="0.0692520775623207">
            <text:p>0,07</text:p>
          </table:table-cell>
          <table:table-cell table:style-name="ce16" table:formula="of:=100*(1-([.C39]-[.$L$26])/[.C39])" office:value-type="float" office:value="0.8483379501385">
            <text:p>0,85</text:p>
          </table:table-cell>
          <table:table-cell table:style-name="ce16" table:formula="of:=5 * (2/[.B39])^2" office:value-type="float" office:value="0.00346260387811634">
            <text:p>0</text:p>
          </table:table-cell>
          <table:table-cell table:style-name="ce16" table:formula="of:=5 * (7/[.B39])^2" office:value-type="float" office:value="0.0424168975069252">
            <text:p>0,04</text:p>
          </table:table-cell>
          <table: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table:formula="of:=1+2*(10^3)*[.A40]*[.$H$25]" office:value-type="float" office:value="101">
            <text:p>101</text:p>
          </table:table-cell>
          <table:table-cell table:formula="of:=3.1415*([.B40]/2)^2" office:value-type="float" office:value="8011.610375">
            <text:p>8011,61</text:p>
          </table:table-cell>
          <table:table-cell table:style-name="ce16" table:formula="of:=100*(1-([.C40]-[.$L$25])/[.C40])" office:value-type="float" office:value="0.0392118419762721">
            <text:p>0,04</text:p>
          </table:table-cell>
          <table:table-cell table:style-name="ce16" table:formula="of:=100*(1-([.C40]-[.$L$26])/[.C40])" office:value-type="float" office:value="0.480345064209387">
            <text:p>0,48</text:p>
          </table:table-cell>
          <table:table-cell table:style-name="ce16" table:formula="of:=5 * (2/[.B40])^2" office:value-type="float" office:value="0.00196059209881384">
            <text:p>0</text:p>
          </table:table-cell>
          <table:table-cell table:style-name="ce16" table:formula="of:=5 * (7/[.B40])^2" office:value-type="float" office:value="0.0240172532104696">
            <text:p>0,02</text:p>
          </table:table-cell>
          <table:table-cell table:number-columns-repeated="6"/>
        </table:table-row>
        <table:table-row table:style-name="ro2">
          <table:table-cell office:value-type="float" office:value="150">
            <text:p>150</text:p>
          </table:table-cell>
          <table:table-cell table:formula="of:=1+2*(10^3)*[.A41]*[.$H$25]" office:value-type="float" office:value="151">
            <text:p>151</text:p>
          </table:table-cell>
          <table:table-cell table:formula="of:=3.1415*([.B41]/2)^2" office:value-type="float" office:value="17907.335375">
            <text:p>17907,34</text:p>
          </table:table-cell>
          <table:table-cell table:style-name="ce16" table:formula="of:=100*(1-([.C41]-[.$L$25])/[.C41])" office:value-type="float" office:value="0.0175430902153551">
            <text:p>0,02</text:p>
          </table:table-cell>
          <table:table-cell table:style-name="ce16" table:formula="of:=100*(1-([.C41]-[.$L$26])/[.C41])" office:value-type="float" office:value="0.214902855137933">
            <text:p>0,21</text:p>
          </table:table-cell>
          <table:table-cell table:style-name="ce16" table:formula="of:=5 * (2/[.B41])^2" office:value-type="float" office:value="0.000877154510767072">
            <text:p>0</text:p>
          </table:table-cell>
          <table:table-cell table:style-name="ce16" table:formula="of:=5 * (7/[.B41])^2" office:value-type="float" office:value="0.0107451427568966">
            <text:p>0,01</text:p>
          </table:table-cell>
          <table: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table:formula="of:=1+2*(10^3)*[.A42]*[.$H$25]" office:value-type="float" office:value="201">
            <text:p>201</text:p>
          </table:table-cell>
          <table:table-cell table:formula="of:=3.1415*([.B42]/2)^2" office:value-type="float" office:value="31729.935375">
            <text:p>31729,94</text:p>
          </table:table-cell>
          <table:table-cell table:style-name="ce16" table:formula="of:=100*(1-([.C42]-[.$L$25])/[.C42])" office:value-type="float" office:value="0.00990074503106619">
            <text:p>0,01</text:p>
          </table:table-cell>
          <table:table-cell table:style-name="ce16" table:formula="of:=100*(1-([.C42]-[.$L$26])/[.C42])" office:value-type="float" office:value="0.121284126630528">
            <text:p>0,12</text:p>
          </table:table-cell>
          <table:table-cell table:style-name="ce16" table:formula="of:=5 * (2/[.B42])^2" office:value-type="float" office:value="0.000495037251553179">
            <text:p>0</text:p>
          </table:table-cell>
          <table:table-cell table:style-name="ce16" table:formula="of:=5 * (7/[.B42])^2" office:value-type="float" office:value="0.00606420633152645">
            <text:p>0,01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2">
      <number:number number: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2/02/2014</text:date>, <text:time>22:0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2M34S</meta:editing-duration>
    <meta:editing-cycles>31</meta:editing-cycles>
    <meta:generator>OpenOffice/4.0.1$Win32 OpenOffice.org_project/401m5$Build-9714</meta:generator>
    <dc:date>2014-02-02T22:02:19.39</dc:date>
    <dc:creator>Alexandre </dc:creator>
    <meta:document-statistic meta:table-count="3" meta:cell-count="16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2:Sheet1.B9" svg:x="0.77cm" svg:y="0.855cm" svg:width="14.59cm" svg:height="7.545cm">
          <chartooo:coordinate-region svg:x="1.577cm" svg:y="1.068cm" svg:width="13.503cm" svg:height="6.65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2:Sheet1.B9" chart:class="chart:scatter">
            <chart:domain table:cell-range-address="Sheet1.A2:Sheet1.A9"/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9</svg:desc>
                </draw:g>
              </table:table-cell>
              <table:table-cell office:value-type="float" office:value="2">
                <text:p>2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